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65cm" draw:marker-end-width="0.65cm" draw:textarea-horizontal-align="justify" draw:textarea-vertical-align="middle" draw:auto-grow-height="false" fo:min-height="1.106cm" fo:min-width="2.11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3465a4" draw:marker-start-width="0.5cm" draw:marker-end-width="0.5cm" draw:textarea-horizontal-align="justify" draw:textarea-vertical-align="middle" draw:auto-grow-height="false" fo:min-height="1.667cm" fo:min-width="1.53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3465a4" draw:marker-start-width="0.8cm" draw:marker-end-width="0.8cm" draw:textarea-horizontal-align="justify" draw:textarea-vertical-align="middle" draw:auto-grow-height="false" fo:min-height="1.106cm" fo:min-width="2.11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3465a4" draw:marker-start-width="0.5cm" draw:marker-end-width="0.5cm" draw:textarea-horizontal-align="justify" draw:textarea-vertical-align="middle" draw:auto-grow-height="false" fo:min-height="1.106cm" fo:min-width="2.11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1cm" fo:margin-right="0cm" fo:margin-top="0.101cm" fo:margin-bottom="0.101cm" fo:text-align="start" fo:text-indent="0cm"/>
    </style:style>
    <style:style style:name="P2" style:family="paragraph">
      <style:paragraph-properties fo:margin-left="1cm" fo:margin-right="0cm" fo:margin-top="0.101cm" fo:margin-bottom="0.101cm" fo:text-align="start" fo:text-indent="0cm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Forma1" draw:style-name="gr1" draw:text-style-name="P2" xml:id="id1" draw:id="id1" draw:layer="layout" svg:width="4.029cm" svg:height="1.436cm" svg:x="4.621cm" svg:y="0cm">
          <text:p text:style-name="P1"><text:span text:style-name="T1">N = 5</text:span></text:p>
          <text:p text:style-name="P1"><text:span text:style-name="T1">suma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orma2" draw:style-name="gr2" draw:text-style-name="P3" xml:id="id3" draw:id="id3" draw:layer="layout" svg:width="4.058cm" svg:height="3.833cm" svg:x="4.606cm" svg:y="2.987cm">
          <text:p><text:span text:style-name="T2">N&gt;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Forma1" draw:style-name="gr1" draw:text-style-name="P2" xml:id="id4" draw:id="id4" draw:layer="layout" svg:width="6.9cm" svg:height="1.436cm" svg:x="3.185cm" svg:y="8.371cm">
          <text:p text:style-name="P1"><text:span text:style-name="T1">suma = suma + 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Forma1" draw:style-name="gr3" draw:text-style-name="P2" xml:id="id5" draw:id="id5" draw:layer="layout" svg:width="4.029cm" svg:height="1.436cm" svg:x="4.621cm" svg:y="12.556cm">
          <text:p text:style-name="P1"><text:span text:style-name="T1">N = N -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Forma1" draw:style-name="gr4" draw:text-style-name="P2" xml:id="id6" draw:id="id6" draw:layer="layout" svg:width="2.615cm" svg:height="1.356cm" svg:x="10.485cm" svg:y="4.225cm">
          <text:p text:style-name="P1"><text:span text:style-name="T2">F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xml:id="id2" draw:id="id2" draw:layer="layout" draw:type="line" svg:x1="6.636cm" svg:y1="1.436cm" svg:x2="6.636cm" svg:y2="1.436cm" draw:start-shape="id1" draw:start-glue-point="6" draw:end-shape="id1" draw:end-glue-point="6" svg:d="M6636 1436z" svg:viewBox="0 0 1 1">
          <text:p/>
        </draw:connector>
        <draw:connector draw:style-name="gr5" draw:text-style-name="P4" draw:layer="layout" draw:type="line" svg:x1="6.636cm" svg:y1="1.436cm" svg:x2="6.635cm" svg:y2="2.987cm" draw:start-shape="id2" draw:start-glue-point="0" draw:end-shape="id3" draw:end-glue-point="4" svg:d="M6636 1436l-1 1551" svg:viewBox="0 0 2 1552">
          <text:p/>
        </draw:connector>
        <draw:connector draw:style-name="gr5" draw:text-style-name="P4" draw:layer="layout" draw:type="line" svg:x1="6.635cm" svg:y1="6.82cm" svg:x2="6.635cm" svg:y2="8.371cm" draw:start-shape="id3" draw:start-glue-point="6" draw:end-shape="id4" draw:end-glue-point="4" svg:d="M6635 6820v1551" svg:viewBox="0 0 1 1552">
          <text:p/>
        </draw:connector>
        <draw:connector draw:style-name="gr5" draw:text-style-name="P4" draw:layer="layout" draw:type="line" svg:x1="6.635cm" svg:y1="9.807cm" svg:x2="6.636cm" svg:y2="12.556cm" draw:start-shape="id4" draw:start-glue-point="6" draw:end-shape="id5" draw:end-glue-point="4" svg:d="M6635 9807l1 2749" svg:viewBox="0 0 2 2750">
          <text:p/>
        </draw:connector>
        <draw:connector draw:style-name="gr5" draw:text-style-name="P4" draw:layer="layout" draw:line-skew="-4.034cm" svg:x1="4.621cm" svg:y1="13.274cm" svg:x2="4.621cm" svg:y2="0.718cm" draw:start-shape="id5" draw:start-glue-point="5" draw:end-shape="id1" draw:end-glue-point="5" svg:d="M4621 13274h-4585v-12556h4585" svg:viewBox="0 0 4586 12557">
          <text:p/>
        </draw:connector>
        <draw:connector draw:style-name="gr5" draw:text-style-name="P4" draw:layer="layout" draw:type="line" svg:x1="8.664cm" svg:y1="4.904cm" svg:x2="10.485cm" svg:y2="4.903cm" draw:start-shape="id3" draw:start-glue-point="7" draw:end-shape="id6" draw:end-glue-point="5" svg:d="M8664 4904l1821-1" svg:viewBox="0 0 1822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1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3T09:51:45.996188700</meta:creation-date>
    <dc:date>2022-09-02T16:14:36.723663253</dc:date>
    <meta:editing-duration>PT2M3S</meta:editing-duration>
    <meta:editing-cycles>4</meta:editing-cycles>
    <meta:generator>LibreOffice/6.4.7.2$Linux_X86_64 LibreOffice_project/40$Build-2</meta:generator>
    <meta:document-statistic meta:object-count="11"/>
  </office:meta>
</office:document-meta>
</file>